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1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shapes>
          <draw:frame draw:z-index="0" draw:style-name="gr1" draw:text-style-name="P1" svg:width="21.064cm" svg:height="12.806cm" svg:x="9.671cm" svg:y="1.536cm">
            <draw:object draw:notify-on-update-of-ranges="Sheet1_2.A2:Sheet1_2.A60 Sheet1_2.C2:Sheet1_2.C60 Sheet1_2.A2:Sheet1_2.A60 Sheet1_2.D2:Sheet1_2.D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computed</text:p>
          </table:table-cell>
          <table:table-cell table:number-columns-repeated="2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/(1+EXP(-k*([.B2]-x0)))" office:value-type="float" office:value="8.50747978819029" calcext:value-type="float">
            <text:p>9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/(1+EXP(-k*([.B3]-x0)))" office:value-type="float" office:value="10.9834576892993" calcext:value-type="float">
            <text:p>11</text:p>
          </table:table-cell>
          <table:table-cell office:value-type="float" office:value="0.256476520927749" calcext:value-type="float">
            <text:p>0,256476520927749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L/(1+EXP(-k*([.B4]-x0)))" office:value-type="float" office:value="14.1757774558997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0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L/(1+EXP(-k*([.B5]-x0)))" office:value-type="float" office:value="18.288862175064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L/(1+EXP(-k*([.B6]-x0)))" office:value-type="float" office:value="23.5836011061449" calcext:value-type="float">
            <text:p>24</text:p>
          </table:table-cell>
          <table:table-cell table:number-columns-repeated="2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L/(1+EXP(-k*([.B7]-x0)))" office:value-type="float" office:value="30.3917134180553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L/(1+EXP(-k*([.B8]-x0)))" office:value-type="float" office:value="39.1329491360472" calcext:value-type="float">
            <text:p>39</text:p>
          </table:table-cell>
          <table:table-cell table:number-columns-repeated="2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L/(1+EXP(-k*([.B9]-x0)))" office:value-type="float" office:value="50.335127441761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formula="of:=L/(1+EXP(-k*([.B10]-x0)))" office:value-type="float" office:value="64.656547178285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formula="of:=L/(1+EXP(-k*([.B11]-x0)))" office:value-type="float" office:value="82.9094853323914" calcext:value-type="float">
            <text:p>83</text:p>
          </table:table-cell>
          <table:table-cell table:number-columns-repeated="2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formula="of:=L/(1+EXP(-k*([.B12]-x0)))" office:value-type="float" office:value="106.08216858177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table:formula="of:=L/(1+EXP(-k*([.B13]-x0)))" office:value-type="float" office:value="135.354599211182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formula="of:=L/(1+EXP(-k*([.B14]-x0)))" office:value-type="float" office:value="172.100854203226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  <table:table-cell table:formula="of:=L/(1+EXP(-k*([.B15]-x0)))" office:value-type="float" office:value="217.867112440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4" calcext:value-type="float">
            <text:p>14</text:p>
          </table:table-cell>
          <table:table-cell office:value-type="float" office:value="287" calcext:value-type="float">
            <text:p>287</text:p>
          </table:table-cell>
          <table:table-cell table:formula="of:=L/(1+EXP(-k*([.B16]-x0)))" office:value-type="float" office:value="274.311384294051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15" calcext:value-type="float">
            <text:p>15</text:p>
          </table:table-cell>
          <table:table-cell office:value-type="float" office:value="355" calcext:value-type="float">
            <text:p>355</text:p>
          </table:table-cell>
          <table:table-cell table:formula="of:=L/(1+EXP(-k*([.B17]-x0)))" office:value-type="float" office:value="343.089304559225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6" calcext:value-type="float">
            <text:p>16</text:p>
          </table:table-cell>
          <table:table-cell office:value-type="float" office:value="425" calcext:value-type="float">
            <text:p>425</text:p>
          </table:table-cell>
          <table:table-cell table:formula="of:=L/(1+EXP(-k*([.B18]-x0)))" office:value-type="float" office:value="425.673156004557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7" calcext:value-type="float">
            <text:p>17</text:p>
          </table:table-cell>
          <table:table-cell office:value-type="float" office:value="536" calcext:value-type="float">
            <text:p>536</text:p>
          </table:table-cell>
          <table:table-cell table:formula="of:=L/(1+EXP(-k*([.B19]-x0)))" office:value-type="float" office:value="523.102123119055" calcext:value-type="float">
            <text:p>523</text:p>
          </table:table-cell>
          <table:table-cell table:number-columns-repeated="2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18" calcext:value-type="float">
            <text:p>18</text:p>
          </table:table-cell>
          <table:table-cell office:value-type="float" office:value="634" calcext:value-type="float">
            <text:p>634</text:p>
          </table:table-cell>
          <table:table-cell table:formula="of:=L/(1+EXP(-k*([.B20]-x0)))" office:value-type="float" office:value="635.683462314092" calcext:value-type="float">
            <text:p>636</text:p>
          </table:table-cell>
          <table:table-cell table:number-columns-repeated="2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749" calcext:value-type="float">
            <text:p>749</text:p>
          </table:table-cell>
          <table:table-cell table:formula="of:=L/(1+EXP(-k*([.B21]-x0)))" office:value-type="float" office:value="762.695461537909" calcext:value-type="float">
            <text:p>763</text:p>
          </table:table-cell>
          <table:table-cell table:number-columns-repeated="2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0" calcext:value-type="float">
            <text:p>20</text:p>
          </table:table-cell>
          <table:table-cell office:value-type="float" office:value="901" calcext:value-type="float">
            <text:p>901</text:p>
          </table:table-cell>
          <table:table-cell table:formula="of:=L/(1+EXP(-k*([.B22]-x0)))" office:value-type="float" office:value="902.174159591228" calcext:value-type="float">
            <text:p>902</text:p>
          </table:table-cell>
          <table:table-cell table:number-columns-repeated="2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1" calcext:value-type="float">
            <text:p>21</text:p>
          </table:table-cell>
          <table:table-cell office:value-type="float" office:value="1051" calcext:value-type="float">
            <text:p>1051</text:p>
          </table:table-cell>
          <table:table-cell table:formula="of:=L/(1+EXP(-k*([.B23]-x0)))" office:value-type="float" office:value="1050.8781996198" calcext:value-type="float">
            <text:p>1 051</text:p>
          </table:table-cell>
          <table:table-cell table:number-columns-repeated="2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L/(1+EXP(-k*([.B24]-x0)))" office:value-type="float" office:value="1204.5" calcext:value-type="float">
            <text:p>1 205</text:p>
          </table:table-cell>
          <table:table-cell table:number-columns-repeated="2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L/(1+EXP(-k*([.B25]-x0)))" office:value-type="float" office:value="1358.1218003802" calcext:value-type="float">
            <text:p>1 358</text:p>
          </table:table-cell>
          <table:table-cell table:number-columns-repeated="2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L/(1+EXP(-k*([.B26]-x0)))" office:value-type="float" office:value="1506.82584040877" calcext:value-type="float">
            <text:p>1 507</text:p>
          </table:table-cell>
          <table:table-cell table:number-columns-repeated="2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L/(1+EXP(-k*([.B27]-x0)))" office:value-type="float" office:value="1646.30453846209" calcext:value-type="float">
            <text:p>1 646</text:p>
          </table:table-cell>
          <table:table-cell table:number-columns-repeated="2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L/(1+EXP(-k*([.B28]-x0)))" office:value-type="float" office:value="1773.31653768591" calcext:value-type="float">
            <text:p>1 773</text:p>
          </table:table-cell>
          <table:table-cell table:number-columns-repeated="2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L/(1+EXP(-k*([.B29]-x0)))" office:value-type="float" office:value="1885.89787688094" calcext:value-type="float">
            <text:p>1 886</text:p>
          </table:table-cell>
          <table:table-cell table:number-columns-repeated="2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L/(1+EXP(-k*([.B30]-x0)))" office:value-type="float" office:value="1983.32684399544" calcext:value-type="float">
            <text:p>1 983</text:p>
          </table:table-cell>
          <table:table-cell table:number-columns-repeated="2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29" calcext:value-type="float">
            <text:p>29</text:p>
          </table:table-cell>
          <table:table-cell/>
          <table:table-cell table:formula="of:=L/(1+EXP(-k*([.B31]-x0)))" office:value-type="float" office:value="2065.91069544078" calcext:value-type="float">
            <text:p>2 066</text:p>
          </table:table-cell>
          <table:table-cell table:number-columns-repeated="2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L/(1+EXP(-k*([.B32]-x0)))" office:value-type="float" office:value="2134.68861570595" calcext:value-type="float">
            <text:p>2 135</text:p>
          </table:table-cell>
          <table:table-cell table:number-columns-repeated="2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L/(1+EXP(-k*([.B33]-x0)))" office:value-type="float" office:value="2191.1328875592" calcext:value-type="float">
            <text:p>2 191</text:p>
          </table:table-cell>
          <table:table-cell table:number-columns-repeated="2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L/(1+EXP(-k*([.B34]-x0)))" office:value-type="float" office:value="2236.89914579677" calcext:value-type="float">
            <text:p>2 237</text:p>
          </table:table-cell>
          <table:table-cell table:number-columns-repeated="2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3" calcext:value-type="float">
            <text:p>33</text:p>
          </table:table-cell>
          <table:table-cell/>
          <table:table-cell table:formula="of:=L/(1+EXP(-k*([.B35]-x0)))" office:value-type="float" office:value="2273.64540078882" calcext:value-type="float">
            <text:p>2 274</text:p>
          </table:table-cell>
          <table:table-cell table:number-columns-repeated="2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4" calcext:value-type="float">
            <text:p>34</text:p>
          </table:table-cell>
          <table:table-cell/>
          <table:table-cell table:formula="of:=L/(1+EXP(-k*([.B36]-x0)))" office:value-type="float" office:value="2302.91783141823" calcext:value-type="float">
            <text:p>2 303</text:p>
          </table:table-cell>
          <table:table-cell table:number-columns-repeated="2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L/(1+EXP(-k*([.B37]-x0)))" office:value-type="float" office:value="2326.09051466761" calcext:value-type="float">
            <text:p>2 326</text:p>
          </table:table-cell>
          <table:table-cell table:number-columns-repeated="2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36" calcext:value-type="float">
            <text:p>36</text:p>
          </table:table-cell>
          <table:table-cell/>
          <table:table-cell table:formula="of:=L/(1+EXP(-k*([.B38]-x0)))" office:value-type="float" office:value="2344.34345282171" calcext:value-type="float">
            <text:p>2 344</text:p>
          </table:table-cell>
          <table:table-cell table:number-columns-repeated="2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L/(1+EXP(-k*([.B39]-x0)))" office:value-type="float" office:value="2358.66487255824" calcext:value-type="float">
            <text:p>2 359</text:p>
          </table:table-cell>
          <table:table-cell table:number-columns-repeated="2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L/(1+EXP(-k*([.B40]-x0)))" office:value-type="float" office:value="2369.86705086395" calcext:value-type="float">
            <text:p>2 370</text:p>
          </table:table-cell>
          <table:table-cell table:number-columns-repeated="2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L/(1+EXP(-k*([.B41]-x0)))" office:value-type="float" office:value="2378.60828658194" calcext:value-type="float">
            <text:p>2 379</text:p>
          </table:table-cell>
          <table:table-cell table:number-columns-repeated="2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L/(1+EXP(-k*([.B42]-x0)))" office:value-type="float" office:value="2385.41639889386" calcext:value-type="float">
            <text:p>2 385</text:p>
          </table:table-cell>
          <table:table-cell table:number-columns-repeated="2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41" calcext:value-type="float">
            <text:p>41</text:p>
          </table:table-cell>
          <table:table-cell/>
          <table:table-cell table:formula="of:=L/(1+EXP(-k*([.B43]-x0)))" office:value-type="float" office:value="2390.71113782493" calcext:value-type="float">
            <text:p>2 391</text:p>
          </table:table-cell>
          <table:table-cell table:number-columns-repeated="2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L/(1+EXP(-k*([.B44]-x0)))" office:value-type="float" office:value="2394.8242225441" calcext:value-type="float">
            <text:p>2 395</text:p>
          </table:table-cell>
          <table:table-cell table:number-columns-repeated="2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L/(1+EXP(-k*([.B45]-x0)))" office:value-type="float" office:value="2398.0165423107" calcext:value-type="float">
            <text:p>2 398</text:p>
          </table:table-cell>
          <table:table-cell table:number-columns-repeated="2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L/(1+EXP(-k*([.B46]-x0)))" office:value-type="float" office:value="2400.49252021181" calcext:value-type="float">
            <text:p>2 400</text:p>
          </table:table-cell>
          <table:table-cell table:number-columns-repeated="2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5" calcext:value-type="float">
            <text:p>45</text:p>
          </table:table-cell>
          <table:table-cell/>
          <table:table-cell table:formula="of:=L/(1+EXP(-k*([.B47]-x0)))" office:value-type="float" office:value="2402.41187702185" calcext:value-type="float">
            <text:p>2 402</text:p>
          </table:table-cell>
          <table:table-cell table:number-columns-repeated="2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L/(1+EXP(-k*([.B48]-x0)))" office:value-type="float" office:value="2403.89913142595" calcext:value-type="float">
            <text:p>2 404</text:p>
          </table:table-cell>
          <table:table-cell table:number-columns-repeated="2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L/(1+EXP(-k*([.B49]-x0)))" office:value-type="float" office:value="2405.05119324753" calcext:value-type="float">
            <text:p>2 405</text:p>
          </table:table-cell>
          <table:table-cell table:number-columns-repeated="2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8" calcext:value-type="float">
            <text:p>48</text:p>
          </table:table-cell>
          <table:table-cell/>
          <table:table-cell table:formula="of:=L/(1+EXP(-k*([.B50]-x0)))" office:value-type="float" office:value="2405.9433858338" calcext:value-type="float">
            <text:p>2 406</text:p>
          </table:table-cell>
          <table:table-cell table:number-columns-repeated="2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49" calcext:value-type="float">
            <text:p>49</text:p>
          </table:table-cell>
          <table:table-cell/>
          <table:table-cell table:formula="of:=L/(1+EXP(-k*([.B51]-x0)))" office:value-type="float" office:value="2406.63419490282" calcext:value-type="float">
            <text:p>2 407</text:p>
          </table:table-cell>
          <table:table-cell table:number-columns-repeated="2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L/(1+EXP(-k*([.B52]-x0)))" office:value-type="float" office:value="2407.16899671488" calcext:value-type="float">
            <text:p>2 407</text:p>
          </table:table-cell>
          <table:table-cell table:number-columns-repeated="2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L/(1+EXP(-k*([.B53]-x0)))" office:value-type="float" office:value="2407.58297514456" calcext:value-type="float">
            <text:p>2 408</text:p>
          </table:table-cell>
          <table:table-cell table:number-columns-repeated="2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L/(1+EXP(-k*([.B54]-x0)))" office:value-type="float" office:value="2407.90339827087" calcext:value-type="float">
            <text:p>2 408</text:p>
          </table:table-cell>
          <table:table-cell table:number-columns-repeated="2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/>
          <table:table-cell table:formula="of:=L/(1+EXP(-k*([.B55]-x0)))" office:value-type="float" office:value="2408.15139162243" calcext:value-type="float">
            <text:p>2 408</text:p>
          </table:table-cell>
          <table:table-cell table:number-columns-repeated="2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54" calcext:value-type="float">
            <text:p>54</text:p>
          </table:table-cell>
          <table:table-cell/>
          <table:table-cell table:formula="of:=L/(1+EXP(-k*([.B56]-x0)))" office:value-type="float" office:value="2408.34331728019" calcext:value-type="float">
            <text:p>2 408</text:p>
          </table:table-cell>
          <table:table-cell table:number-columns-repeated="2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55" calcext:value-type="float">
            <text:p>55</text:p>
          </table:table-cell>
          <table:table-cell/>
          <table:table-cell table:formula="of:=L/(1+EXP(-k*([.B57]-x0)))" office:value-type="float" office:value="2408.49184519847" calcext:value-type="float">
            <text:p>2 408</text:p>
          </table:table-cell>
          <table:table-cell table:number-columns-repeated="2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56" calcext:value-type="float">
            <text:p>56</text:p>
          </table:table-cell>
          <table:table-cell/>
          <table:table-cell table:formula="of:=L/(1+EXP(-k*([.B58]-x0)))" office:value-type="float" office:value="2408.60678468816" calcext:value-type="float">
            <text:p>2 409</text:p>
          </table:table-cell>
          <table:table-cell table:number-columns-repeated="2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L/(1+EXP(-k*([.B59]-x0)))" office:value-type="float" office:value="2408.69572930924" calcext:value-type="float">
            <text:p>2 409</text:p>
          </table:table-cell>
          <table:table-cell table:number-columns-repeated="2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8" calcext:value-type="float">
            <text:p>58</text:p>
          </table:table-cell>
          <table:table-cell/>
          <table:table-cell table:formula="of:=L/(1+EXP(-k*([.B60]-x0)))" office:value-type="float" office:value="2408.76455677806" calcext:value-type="float">
            <text:p>2 409</text:p>
          </table:table-cell>
          <table:table-cell table:number-columns-repeated="2"/>
        </table:table-row>
        <table:table-row table:style-name="ro1" table:number-rows-repeated="1048515">
          <table:table-cell table:number-columns-repeated="6"/>
        </table:table-row>
        <table:table-row table:style-name="ro1">
          <table:table-cell table:number-columns-repeated="6"/>
        </table:table-row>
        <table:named-expressions>
          <table:named-range table:name="k" table:base-cell-address="$Sheet1_2.$D$3" table:cell-range-address="$Sheet1_2.$E$3"/>
          <table:named-range table:name="L" table:base-cell-address="$Sheet1_2.$D$2" table:cell-range-address="$Sheet1_2.$E$2"/>
          <table:named-range table:name="x0" table:base-cell-address="$Sheet1_2.$D$4" table:cell-range-address="$Sheet1_2.$E$4"/>
        </table:named-expressions>
      </table:table>
      <table:named-expressions>
        <table:named-range table:name="k" table:base-cell-address="$Sheet1_2.$D$3" table:cell-range-address="#REF!"/>
        <table:named-range table:name="L" table:base-cell-address="$Sheet1_2.$D$2" table:cell-range-address="#REF!"/>
        <table:named-range table:name="x0" table:base-cell-address="$Sheet1_2.$D$4" table:cell-range-address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 number:title="User-defined">
      <number:number number:decimal-places="4" loext:min-decimal-places="4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.00.0000</text:date>, <text:time style:data-style-name="N2" text:time-value="23:59:47.2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4T23:36:08.695000000</meta:creation-date>
    <dc:date>2020-03-26T00:59:38.584000000</dc:date>
    <meta:editing-duration>PT2H17M25S</meta:editing-duration>
    <meta:editing-cycles>76</meta:editing-cycles>
    <meta:generator>LibreOffice/6.4.2.2$Windows_X86_64 LibreOffice_project/4e471d8c02c9c90f512f7f9ead8875b57fcb1ec3</meta:generator>
    <meta:document-statistic meta:table-count="1" meta:cell-count="208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2">
      <style:chart-properties chart:display-label="true" chart:logarithmic="false" chart:minimum="43893" chart:maximum="43941" chart:origin="0" chart:interval-major="1" chart:reverse-direction="false" text:line-break="false" loext:try-staggering-first="false" chart:link-data-style-to-source="false" chart:axis-position="0" style:rotation-angle="7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draw:stroke-dash="Dot"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65cm" svg:height="12.807cm" xlink:href=".." xlink:type="simple" chart:class="chart:scatter" chart:style-name="ch1">
        <chart:title svg:x="7.23cm" svg:y="0.392cm" chart:style-name="ch2">
          <text:p>Prognoza w/g Maćka Kańskiego</text:p>
        </chart:title>
        <chart:legend chart:legend-position="end" svg:x="2.765cm" svg:y="6.771cm" style:legend-expansion="custom" chartooo:width="3.539cm" chartooo:height="1.945cm" style:legend-expansion-aspect-ratio="1.81953727506427" chart:style-name="ch3"/>
        <chart:plot-area chart:style-name="ch4" table:cell-range-address="Sheet1_2.A2:Sheet1_2.A60 Sheet1_2.C2:Sheet1_2.D60" chart:data-source-has-labels="row" svg:x="-0.028cm" svg:y="0.274cm" svg:width="20.5cm" svg:height="12.173cm">
          <chartooo:coordinate-region svg:x="0.393cm" svg:y="0.469cm" svg:width="19.891cm" svg:height="10.758cm"/>
          <chart:axis chart:dimension="x" chart:name="primary-x" chart:style-name="ch5">
            <chart:title svg:x="0.525cm" svg:y="11.778cm" chart:style-name="ch6">
              <text:p>data</text:p>
            </chart:title>
            <chart:grid chart:style-name="ch7" chart:class="minor"/>
          </chart:axis>
          <chart:axis chart:dimension="y" chart:name="primary-y" chart:style-name="ch8">
            <chart:title svg:x="1.498cm" svg:y="3.883cm" chart:style-name="ch9">
              <text:p>liczba przypadków</text:p>
            </chart:title>
            <chart:grid chart:style-name="ch10" chart:class="major"/>
          </chart:axis>
          <chart:series chart:style-name="ch11" chart:values-cell-range-address="Sheet1_2.C2:Sheet1_2.C60" loext:label-string="observed" chart:class="chart:scatter">
            <chart:domain table:cell-range-address="Sheet1_2.A2:Sheet1_2.A60"/>
            <chart:data-point chart:repeated="59"/>
          </chart:series>
          <chart:series chart:style-name="ch12" chart:values-cell-range-address="Sheet1_2.D2:Sheet1_2.D60" loext:label-string="predicted" chart:class="chart:scatter"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bserved</text:p>
              </table:table-cell>
              <table:table-cell office:value-type="string">
                <text:p>predi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4">
                <text:p>43894</text:p>
                <draw:g>
                  <svg:desc>Sheet1_2.A2:Sheet1_2.A60</svg:desc>
                </draw:g>
              </table:table-cell>
              <table:table-cell office:value-type="float" office:value="1">
                <text:p>1</text:p>
                <draw:g>
                  <svg:desc>Sheet1_2.C2:Sheet1_2.C60</svg:desc>
                </draw:g>
              </table:table-cell>
              <table:table-cell office:value-type="float" office:value="8.50747978819029">
                <text:p>8.50747978819029</text:p>
                <draw:g>
                  <svg:desc>Sheet1_2.D2:Sheet1_2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10.9834576892993">
                <text:p>10.9834576892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14.1757774558997">
                <text:p>14.1757774558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7">
                <text:p>43897</text:p>
              </table:table-cell>
              <table:table-cell office:value-type="float" office:value="6">
                <text:p>6</text:p>
              </table:table-cell>
              <table:table-cell office:value-type="float" office:value="18.2888621750648">
                <text:p>18.2888621750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8">
                <text:p>43898</text:p>
              </table:table-cell>
              <table:table-cell office:value-type="float" office:value="11">
                <text:p>11</text:p>
              </table:table-cell>
              <table:table-cell office:value-type="float" office:value="23.5836011061449">
                <text:p>23.5836011061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9">
                <text:p>43899</text:p>
              </table:table-cell>
              <table:table-cell office:value-type="float" office:value="17">
                <text:p>17</text:p>
              </table:table-cell>
              <table:table-cell office:value-type="float" office:value="30.3917134180553">
                <text:p>30.3917134180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0">
                <text:p>43900</text:p>
              </table:table-cell>
              <table:table-cell office:value-type="float" office:value="22">
                <text:p>22</text:p>
              </table:table-cell>
              <table:table-cell office:value-type="float" office:value="39.1329491360472">
                <text:p>39.1329491360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1">
                <text:p>43901</text:p>
              </table:table-cell>
              <table:table-cell office:value-type="float" office:value="31">
                <text:p>31</text:p>
              </table:table-cell>
              <table:table-cell office:value-type="float" office:value="50.335127441761">
                <text:p>50.3351274417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2">
                <text:p>43902</text:p>
              </table:table-cell>
              <table:table-cell office:value-type="float" office:value="51">
                <text:p>51</text:p>
              </table:table-cell>
              <table:table-cell office:value-type="float" office:value="64.6565471782855">
                <text:p>64.65654717828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3">
                <text:p>43903</text:p>
              </table:table-cell>
              <table:table-cell office:value-type="float" office:value="68">
                <text:p>68</text:p>
              </table:table-cell>
              <table:table-cell office:value-type="float" office:value="82.9094853323914">
                <text:p>82.9094853323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4">
                <text:p>43904</text:p>
              </table:table-cell>
              <table:table-cell office:value-type="float" office:value="104">
                <text:p>104</text:p>
              </table:table-cell>
              <table:table-cell office:value-type="float" office:value="106.08216858177">
                <text:p>106.08216858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5">
                <text:p>43905</text:p>
              </table:table-cell>
              <table:table-cell office:value-type="float" office:value="125">
                <text:p>125</text:p>
              </table:table-cell>
              <table:table-cell office:value-type="float" office:value="135.354599211182">
                <text:p>135.354599211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6">
                <text:p>43906</text:p>
              </table:table-cell>
              <table:table-cell office:value-type="float" office:value="177">
                <text:p>177</text:p>
              </table:table-cell>
              <table:table-cell office:value-type="float" office:value="172.100854203226">
                <text:p>172.100854203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7">
                <text:p>43907</text:p>
              </table:table-cell>
              <table:table-cell office:value-type="float" office:value="238">
                <text:p>238</text:p>
              </table:table-cell>
              <table:table-cell office:value-type="float" office:value="217.8671124408">
                <text:p>217.8671124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8">
                <text:p>43908</text:p>
              </table:table-cell>
              <table:table-cell office:value-type="float" office:value="287">
                <text:p>287</text:p>
              </table:table-cell>
              <table:table-cell office:value-type="float" office:value="274.311384294051">
                <text:p>274.311384294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9">
                <text:p>43909</text:p>
              </table:table-cell>
              <table:table-cell office:value-type="float" office:value="355">
                <text:p>355</text:p>
              </table:table-cell>
              <table:table-cell office:value-type="float" office:value="343.089304559225">
                <text:p>343.089304559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0">
                <text:p>43910</text:p>
              </table:table-cell>
              <table:table-cell office:value-type="float" office:value="425">
                <text:p>425</text:p>
              </table:table-cell>
              <table:table-cell office:value-type="float" office:value="425.673156004557">
                <text:p>425.6731560045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1">
                <text:p>43911</text:p>
              </table:table-cell>
              <table:table-cell office:value-type="float" office:value="536">
                <text:p>536</text:p>
              </table:table-cell>
              <table:table-cell office:value-type="float" office:value="523.102123119055">
                <text:p>523.102123119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2">
                <text:p>43912</text:p>
              </table:table-cell>
              <table:table-cell office:value-type="float" office:value="634">
                <text:p>634</text:p>
              </table:table-cell>
              <table:table-cell office:value-type="float" office:value="635.683462314092">
                <text:p>635.683462314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3">
                <text:p>43913</text:p>
              </table:table-cell>
              <table:table-cell office:value-type="float" office:value="749">
                <text:p>749</text:p>
              </table:table-cell>
              <table:table-cell office:value-type="float" office:value="762.695461537909">
                <text:p>762.695461537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4">
                <text:p>43914</text:p>
              </table:table-cell>
              <table:table-cell office:value-type="float" office:value="901">
                <text:p>901</text:p>
              </table:table-cell>
              <table:table-cell office:value-type="float" office:value="902.174159591228">
                <text:p>902.174159591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5">
                <text:p>43915</text:p>
              </table:table-cell>
              <table:table-cell office:value-type="float" office:value="1051">
                <text:p>1051</text:p>
              </table:table-cell>
              <table:table-cell office:value-type="float" office:value="1050.8781996198">
                <text:p>1050.8781996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1204.5">
                <text:p>1204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1358.1218003802">
                <text:p>1358.12180038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1506.82584040877">
                <text:p>1506.8258404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1646.30453846209">
                <text:p>1646.304538462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1773.31653768591">
                <text:p>1773.316537685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1885.89787688094">
                <text:p>1885.89787688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1983.32684399544">
                <text:p>1983.326843995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2065.91069544078">
                <text:p>2065.910695440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2134.68861570595">
                <text:p>2134.68861570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2191.1328875592">
                <text:p>2191.1328875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236.89914579677">
                <text:p>2236.899145796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273.64540078882">
                <text:p>2273.645400788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2302.91783141823">
                <text:p>2302.917831418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2326.09051466761">
                <text:p>2326.09051466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2344.34345282171">
                <text:p>2344.343452821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2358.66487255824">
                <text:p>2358.664872558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2369.86705086395">
                <text:p>2369.867050863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2378.60828658194">
                <text:p>2378.608286581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2385.41639889386">
                <text:p>2385.41639889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2390.71113782493">
                <text:p>2390.711137824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2394.8242225441">
                <text:p>2394.82422254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2398.0165423107">
                <text:p>2398.01654231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2400.49252021181">
                <text:p>2400.492520211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2402.41187702185">
                <text:p>2402.411877021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2403.89913142595">
                <text:p>2403.899131425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2405.05119324753">
                <text:p>2405.051193247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2405.9433858338">
                <text:p>2405.94338583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2406.63419490282">
                <text:p>2406.634194902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2407.16899671488">
                <text:p>2407.168996714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2407.58297514456">
                <text:p>2407.582975144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2407.90339827087">
                <text:p>2407.903398270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2408.15139162243">
                <text:p>2408.151391622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2408.34331728019">
                <text:p>2408.34331728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49">
                <text:p>43949</text:p>
              </table:table-cell>
              <table:table-cell office:value-type="float" office:value="NaN">
                <text:p>NaN</text:p>
              </table:table-cell>
              <table:table-cell office:value-type="float" office:value="2408.49184519847">
                <text:p>2408.491845198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50">
                <text:p>43950</text:p>
              </table:table-cell>
              <table:table-cell office:value-type="float" office:value="NaN">
                <text:p>NaN</text:p>
              </table:table-cell>
              <table:table-cell office:value-type="float" office:value="2408.60678468816">
                <text:p>2408.60678468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951">
                <text:p>43951</text:p>
              </table:table-cell>
              <table:table-cell office:value-type="float" office:value="NaN">
                <text:p>NaN</text:p>
              </table:table-cell>
              <table:table-cell office:value-type="float" office:value="2408.69572930924">
                <text:p>2408.695729309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952">
                <text:p>43952</text:p>
              </table:table-cell>
              <table:table-cell office:value-type="float" office:value="NaN">
                <text:p>NaN</text:p>
              </table:table-cell>
              <table:table-cell office:value-type="float" office:value="2408.76455677806">
                <text:p>2408.76455677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